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.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O.socket( URI uri , Options op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O.setDefaultOkHttpCallFactory( Call .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socke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socke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setDefaultOkHttpWebSocketFactory( WebSocket .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socket( String uri ,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